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TimeWeaverAwareProcessor.LoadTimeWeaverAwareProcessor( @ Nullable LoadTimeWeaver loadTime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TimeWeaverAwareProcessor.postProcessAfterInitialization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TimeWeaverAwareProcessor.postProcessBeforeInitialization( Object bean ,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adTimeWeaverAwareProcessor.LoadTimeWeaverAwar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adTimeWeaverAwareProces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TimeWeaverAwareProcessor.LoadTimeWeaverAwareProcesso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